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python:3.9</text:p>
      <text:p text:style-name="Standard"/>
      <text:p text:style-name="Standard">WORKDIR /home/vasilev/geekbrains-conteinerization/homework/2.docker/python/</text:p>
      <text:p text:style-name="Standard"/>
      <text:p text:style-name="Standard">COPY requirements.txt ./</text:p>
      <text:p text:style-name="Standard">RUN pip install --no-cache-dir -r requirements.txt</text:p>
      <text:p text:style-name="Standard"/>
      <text:p text:style-name="Standard">COPY . .</text:p>
      <text:p text:style-name="Standard">CMD [ "python", "./app.py" 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6:06:08.476870412</meta:creation-date>
    <dc:date>2021-06-26T16:06:33.359258127</dc:date>
    <meta:editing-duration>PT2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2" meta:character-count="200" meta:non-whitespace-character-count="185"/>
  </office:meta>
</office:document-meta>
</file>